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40b4" officeooo:paragraph-rsid="001040b4"/>
    </style:style>
    <style:style style:name="T1" style:family="text">
      <style:text-properties officeooo:rsid="001040b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es Joan Ramis Ramis </text:p>
      <text:p text:style-name="P1">Vives Llul 15</text:p>
      <text:p text:style-name="P1">Maó 07703</text:p>
      <text:p text:style-name="Standard"/>
      <text:p text:style-name="P1">18/03/24</text:p>
      <text:p text:style-name="Standard"/>
      <text:p text:style-name="Standard"/>
      <text:p text:style-name="Standard"/>
      <text:p text:style-name="Standard">Estimado <text:span text:style-name="T1">Ayoub Achboune Amllah</text:span></text:p>
      <text:p text:style-name="Standard"/>
      <text:p text:style-name="Standard"/>
      <text:p text:style-name="Standard">Me dirijo a usted con el propósito de solicitar un diploma que certifique mi logro como el mejor alumno del ciclo de grado superior en Sistemas Microinformáticos y Redes (SMX) durante el primer año en <text:span text:style-name="T1">Ies Joan Ramis Ramis</text:span>.</text:p>
      <text:p text:style-name="Standard"/>
      <text:p text:style-name="Standard">Durante mi tiempo en el programa SMX, me he esforzado constantemente para alcanzar la excelencia académica y he demostrado un compromiso sobresaliente con mi educación. Aprecio profundamente la oportunidad de haber participado en este programa educativo y estoy agradecido por el apoyo continuo de los profesores y el personal del centro.</text:p>
      <text:p text:style-name="Standard"/>
      <text:p text:style-name="Standard">Este reconocimiento no solo representa un logro personal para mí, sino también un testimonio del compromiso del centro con la calidad educativa. Agradecería enormemente la emisión de un diploma que destaque mi distinción como el mejor alumno del SMX de 1r.</text:p>
      <text:p text:style-name="Standard"/>
      <text:p text:style-name="Standard">Adjunto a esta solicitud, he incluido la información necesaria para la verificación de mi desempeño académico.</text:p>
      <text:p text:style-name="Standard"/>
      <text:p text:style-name="Standard">Agradezco de antemano su atención a esta solicitud y quedo a la espera de su respuesta positiva.</text:p>
      <text:p text:style-name="Standard"/>
      <text:p text:style-name="Standard"/>
      <text:p text:style-name="Standard"/>
      <text:p text:style-name="Standard">Atentamente,</text:p>
      <text:p text:style-name="Standard"/>
      <text:p text:style-name="Standard"/>
      <text:p text:style-name="Standard"/>
      <text:p text:style-name="Standard"/>
      <text:p text:style-name="P1">Ayoub Achboune</text:p>
      <text:p text:style-name="P1">97186173</text:p>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0T17:39:55.368514690</meta:creation-date>
    <dc:date>2023-11-20T17:46:19.398256734</dc:date>
    <meta:editing-duration>PT6M24S</meta:editing-duration>
    <meta:editing-cycles>1</meta:editing-cycles>
    <meta:document-statistic meta:table-count="0" meta:image-count="0" meta:object-count="0" meta:page-count="1" meta:paragraph-count="13" meta:word-count="182" meta:character-count="1137" meta:non-whitespace-character-count="967"/>
    <meta:generator>LibreOffice/7.3.7.2$Linux_X86_64 LibreOffice_project/30$Build-2</meta:generator>
  </office:meta>
</office:document-meta>
</file>